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3f310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3f310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6377f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6377f" officeooo:paragraph-rsid="00198388" style:font-name-asian="Liberation Mono" style:font-size-asian="18pt" style:font-weight-asian="bold" style:font-name-complex="Liberation Mono" style:font-size-complex="18pt" style:font-weight-complex="bold"/>
    </style:style>
    <style:style style:name="P6" style:family="paragraph" style:parent-style-name="Preformatted_20_Text">
      <style:text-properties officeooo:paragraph-rsid="0013f310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officeooo:rsid="0013f310" officeooo:paragraph-rsid="0013f310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Standard">
      <style:text-properties fo:font-variant="normal" fo:text-transform="none" fo:color="#212121" loext:opacity="100%" style:font-name="Roboto Mono" fo:font-size="16pt" fo:letter-spacing="normal" fo:font-style="normal" fo:font-weight="normal" officeooo:rsid="0013f310" officeooo:paragraph-rsid="00166c1a" style:font-name-asian="Liberation Mono" style:font-size-asian="16pt" style:font-name-complex="Liberation Mono" style:font-size-complex="16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b17c6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text-properties officeooo:paragraph-rsid="001b17c6"/>
    </style:style>
    <style:style style:name="P14" style:family="paragraph" style:parent-style-name="Preformatted_20_Text">
      <style:text-properties officeooo:paragraph-rsid="0016377f"/>
    </style:style>
    <style:style style:name="P15" style:family="paragraph" style:parent-style-name="Preformatted_20_Text">
      <style:text-properties fo:font-size="18pt" officeooo:paragraph-rsid="0016377f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7f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17c6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7f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17c6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7f" style:font-name-asian="Liberation Mono" style:font-size-asian="24pt" style:font-weight-asian="bold" style:font-name-complex="Liberation Mono" style:font-size-complex="24pt" style:font-weight-complex="bold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b17c6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16377f" style:font-name-asian="Liberation Mono" style:font-name-complex="Liberation Mono"/>
    </style:style>
    <style:style style:name="T15" style:family="text">
      <style:text-properties fo:font-variant="normal" fo:text-transform="none" fo:color="#212121" loext:opacity="100%" style:font-name="Roboto Mono" fo:letter-spacing="normal" fo:font-style="normal" fo:font-weight="normal" officeooo:rsid="001b17c6" style:font-name-asian="Liberation Mono" style:font-name-complex="Liberation Mono"/>
    </style:style>
    <style:style style:name="T16" style:family="text">
      <style:text-properties fo:font-size="36pt" officeooo:rsid="000a0946" style:font-size-asian="36pt" style:font-size-complex="36pt"/>
    </style:style>
    <style:style style:name="T17" style:family="text">
      <style:text-properties fo:font-size="36pt" officeooo:rsid="0013f310" style:font-size-asian="36pt" style:font-size-complex="36pt"/>
    </style:style>
    <style:style style:name="T18" style:family="text">
      <style:text-properties officeooo:rsid="0016377f"/>
    </style:style>
    <style:style style:name="T19" style:family="text">
      <style:text-properties officeooo:rsid="0016377f" style:font-weight-asian="bold" style:font-weight-complex="bold"/>
    </style:style>
    <style:style style:name="T20" style:family="text">
      <style:text-properties officeooo:rsid="001b17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7">Beatles</text:span><text:span text:style-name="T16"> – </text:span><text:span text:style-name="T17">Can’t Buy Me Love</text:span></text:p>
      <text:p text:style-name="P10">This is in Bb. <text:s/>Original in D.</text:p>
      <text:p text:style-name="P6"><text:span text:style-name="T2">[</text:span><text:span text:style-name="T10">Opening</text:span><text:span text:style-name="T2">]</text:span><text:span text:style-name="T12"> </text:span><text:span text:style-name="T13">similar to chorus</text:span></text:p>
      <text:p text:style-name="P6"><text:span text:style-name="T9">d</text:span><text:span text:style-name="T8">m | </text:span><text:span text:style-name="T9">g</text:span><text:span text:style-name="T8">m | </text:span><text:span text:style-name="T9">d</text:span><text:span text:style-name="T8">m | </text:span><text:span text:style-name="T9">g</text:span><text:span text:style-name="T8">m | </text:span><text:span text:style-name="T9">c</text:span><text:span text:style-name="T8">m | </text:span><text:span text:style-name="T9">F</text:span><text:span text:style-name="T8">7</text:span></text:p>
      <text:p text:style-name="P1"/>
      <text:p text:style-name="P7"><text:span text:style-name="T2">[</text:span><text:span text:style-name="T8">Verse</text:span><text:span text:style-name="T2">]</text:span></text:p>
      <text:p text:style-name="P8"><text:span text:style-name="T3">Bb</text:span><text:span text:style-name="T1">7 | </text:span><text:span text:style-name="T3">Bb</text:span><text:span text:style-name="T1">7 | </text:span><text:span text:style-name="T3">Bb</text:span><text:span text:style-name="T1">7 | </text:span><text:span text:style-name="T3">Bb</text:span><text:span text:style-name="T1">7</text:span></text:p>
      <text:p text:style-name="P6"><text:span text:style-name="T9">Eb</text:span><text:span text:style-name="T4">7 | </text:span><text:span text:style-name="T3">Eb</text:span><text:span text:style-name="T4">7 | </text:span><text:span text:style-name="T3">Bb</text:span><text:span text:style-name="T4"> | </text:span><text:span text:style-name="T3">Bb</text:span></text:p>
      <text:p text:style-name="P2"><text:span text:style-name="T18">F</text:span>7 <text:s/>| <text:span text:style-name="T18">Eb</text:span>7 | <text:span text:style-name="T18">Eb</text:span>7| <text:span text:style-name="T18">Bb</text:span></text:p>
      <text:p text:style-name="P11"/>
      <text:p text:style-name="P13"><text:span text:style-name="T2">[</text:span><text:span text:style-name="T10">Chorus</text:span><text:span text:style-name="T2">]</text:span></text:p>
      <text:p text:style-name="P13"><text:span text:style-name="T9">d</text:span><text:span text:style-name="T8">m | </text:span><text:span text:style-name="T9">g</text:span><text:span text:style-name="T8">m | </text:span><text:span text:style-name="T10">Bb | Bb</text:span><text:span text:style-name="T8"> </text:span></text:p>
      <text:p text:style-name="P13"><text:span text:style-name="T10">dm | </text:span><text:span text:style-name="T9">g</text:span><text:span text:style-name="T8">m | </text:span><text:span text:style-name="T9">c</text:span><text:span text:style-name="T8">m | </text:span><text:span text:style-name="T9">F</text:span><text:span text:style-name="T8">7</text:span></text:p>
      <text:p text:style-name="P12"/>
      <text:p text:style-name="P8"><text:span text:style-name="T7">[</text:span><text:span text:style-name="T6">Solos]</text:span></text:p>
      <text:p text:style-name="P4"><text:span text:style-name="T18">Bb</text:span>7 | <text:span text:style-name="T18">Bb</text:span>7 | <text:span text:style-name="T18">Bb</text:span>7 | <text:span text:style-name="T19">Bb7</text:span></text:p>
      <text:p text:style-name="P4"><text:span text:style-name="T18">Eb</text:span>7 | <text:span text:style-name="T18">Eb</text:span>7 | <text:span text:style-name="T18">Bb</text:span> | <text:span text:style-name="T18">Bb</text:span></text:p>
      <text:p text:style-name="P14"><text:span text:style-name="T9">F</text:span><text:span text:style-name="T8">7 | </text:span><text:span text:style-name="T9">Eb</text:span><text:span text:style-name="T8">7 | </text:span><text:span text:style-name="T9">Bb</text:span><text:span text:style-name="T8"> | </text:span><text:span text:style-name="T9">Bb</text:span></text:p>
      <text:p text:style-name="P15"><text:span text:style-name="T14"><text:s text:c="15"/></text:span><text:span text:style-name="T15">^^^ yes!</text:span></text:p>
      <text:p text:style-name="P3"/>
      <text:p text:style-name="P3">[Outro Chorus]</text:p>
      <text:p text:style-name="P13"><text:span text:style-name="T9">dm</text:span><text:span text:style-name="T8"> | </text:span><text:span text:style-name="T9">gm</text:span><text:span text:style-name="T8"> | </text:span><text:span text:style-name="T9">dm</text:span><text:span text:style-name="T8"> | </text:span><text:span text:style-name="T9">gm</text:span></text:p>
      <text:p text:style-name="P13"><text:span text:style-name="T9">cm11 | </text:span><text:span text:style-name="T11">F</text:span><text:span text:style-name="T9">13 | </text:span><text:span text:style-name="T11">Bb</text:span><text:span text:style-name="T9"> | </text:span><text:span text:style-name="T11">Bb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5T19:22:44.787394163</dc:date>
    <meta:editing-duration>P1DT4H11M59S</meta:editing-duration>
    <meta:editing-cycles>13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9" meta:word-count="103" meta:character-count="359" meta:non-whitespace-character-count="256"/>
  </office:meta>
</office:document-meta>
</file>